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&gt;&gt; run_DTINet</text:p>
      <text:p text:style-name="Standard">Repetition #1</text:p>
      <text:p text:style-name="Standard">Train data: 1199 positives, 1199 negatives</text:p>
      <text:p text:style-name="Standard">Test data: 133 positives, 133 negatives</text:p>
      <text:p text:style-name="Standard">Fold 1, Train: AUROC=0.962464 AUPR=0.964357; Test: AUROC=0.848493, AUPR=0.875924</text:p>
      <text:p text:style-name="Standard">Train data: 1199 positives, 1199 negatives</text:p>
      <text:p text:style-name="Standard">Test data: 133 positives, 133 negatives</text:p>
      <text:p text:style-name="Standard">Fold 2, Train: AUROC=0.965077 AUPR=0.965036; Test: AUROC=0.845328, AUPR=0.881767</text:p>
      <text:p text:style-name="Standard">Train data: 1199 positives, 1199 negatives</text:p>
      <text:p text:style-name="Standard">Test data: 133 positives, 133 negatives</text:p>
      <text:p text:style-name="Standard">Fold 3, Train: AUROC=0.965611 AUPR=0.966334; Test: AUROC=0.792470, AUPR=0.824993</text:p>
      <text:p text:style-name="Standard">Train data: 1199 positives, 1199 negatives</text:p>
      <text:p text:style-name="Standard">Test data: 133 positives, 133 negatives</text:p>
      <text:p text:style-name="Standard">Fold 4, Train: AUROC=0.966159 AUPR=0.967391; Test: AUROC=0.812878, AUPR=0.842254</text:p>
      <text:p text:style-name="Standard">Train data: 1199 positives, 1199 negatives</text:p>
      <text:p text:style-name="Standard">Test data: 133 positives, 133 negatives</text:p>
      <text:p text:style-name="Standard">Fold 5, Train: AUROC=0.965250 AUPR=0.966584; Test: AUROC=0.802872, AUPR=0.838687</text:p>
      <text:p text:style-name="Standard">Train data: 1198 positives, 1199 negatives</text:p>
      <text:p text:style-name="Standard">Test data: 134 positives, 133 negatives</text:p>
      <text:p text:style-name="Standard">Fold 6, Train: AUROC=0.967484 AUPR=0.968504; Test: AUROC=0.817080, AUPR=0.852009</text:p>
      <text:p text:style-name="Standard">Train data: 1199 positives, 1198 negatives</text:p>
      <text:p text:style-name="Standard">Test data: 133 positives, 134 negatives</text:p>
      <text:p text:style-name="Standard">Fold 7, Train: AUROC=0.963805 AUPR=0.964666; Test: AUROC=0.822691, AUPR=0.847499</text:p>
      <text:p text:style-name="Standard">Train data: 1198 positives, 1199 negatives</text:p>
      <text:p text:style-name="Standard">Test data: 134 positives, 133 negatives</text:p>
      <text:p text:style-name="Standard">Fold 8, Train: AUROC=0.964637 AUPR=0.965339; Test: AUROC=0.807597, AUPR=0.842539</text:p>
      <text:p text:style-name="Standard">Train data: 1199 positives, 1198 negatives</text:p>
      <text:p text:style-name="Standard">Test data: 133 positives, 134 negatives</text:p>
      <text:p text:style-name="Standard">Fold 9, Train: AUROC=0.962240 AUPR=0.963093; Test: AUROC=0.812591, AUPR=0.858024</text:p>
      <text:p text:style-name="Standard">Train data: 1199 positives, 1199 negatives</text:p>
      <text:p text:style-name="Standard">Test data: 133 positives, 133 negatives</text:p>
      <text:p text:style-name="Standard">Fold 10, Train: AUROC=0.965705 AUPR=0.966400; Test: AUROC=0.794222, AUPR=0.840097</text:p>
      <text:p text:style-name="Standard">Repetition #2</text:p>
      <text:p text:style-name="Standard">Train data: 1199 positives, 1198 negatives</text:p>
      <text:p text:style-name="Standard">Test data: 133 positives, 134 negatives</text:p>
      <text:p text:style-name="Standard">Fold 1, Train: AUROC=0.965509 AUPR=0.967514; Test: AUROC=0.834699, AUPR=0.871249</text:p>
      <text:p text:style-name="Standard">Train data: 1199 positives, 1198 negatives</text:p>
      <text:p text:style-name="Standard">Test data: 133 positives, 134 negatives</text:p>
      <text:p text:style-name="Standard">Fold 2, Train: AUROC=0.963524 AUPR=0.966992; Test: AUROC=0.854337, AUPR=0.874261</text:p>
      <text:p text:style-name="Standard">Train data: 1199 positives, 1199 negatives</text:p>
      <text:p text:style-name="Standard">Test data: 133 positives, 133 negatives</text:p>
      <text:p text:style-name="Standard">Fold 3, Train: AUROC=0.965566 AUPR=0.967990; Test: AUROC=0.823223, AUPR=0.849884</text:p>
      <text:p text:style-name="Standard">Train data: 1198 positives, 1199 negatives</text:p>
      <text:p text:style-name="Standard">Test data: 134 positives, 133 negatives</text:p>
      <text:p text:style-name="Standard">Fold 4, Train: AUROC=0.965628 AUPR=0.967913; Test: AUROC=0.784648, AUPR=0.831827</text:p>
      <text:p text:style-name="Standard">Train data: 1199 positives, 1199 negatives</text:p>
      <text:p text:style-name="Standard">Test data: 133 positives, 133 negatives</text:p>
      <text:p text:style-name="Standard">Fold 5, Train: AUROC=0.964773 AUPR=0.966374; Test: AUROC=0.801798, AUPR=0.848614</text:p>
      <text:p text:style-name="Standard">Train data: 1199 positives, 1199 negatives</text:p>
      <text:p text:style-name="Standard"><text:soft-page-break/>Test data: 133 positives, 133 negatives</text:p>
      <text:p text:style-name="Standard">Fold 6, Train: AUROC=0.967017 AUPR=0.969191; Test: AUROC=0.826389, AUPR=0.861398</text:p>
      <text:p text:style-name="Standard">Train data: 1198 positives, 1199 negatives</text:p>
      <text:p text:style-name="Standard">Test data: 134 positives, 133 negatives</text:p>
      <text:p text:style-name="Standard">Fold 7, Train: AUROC=0.966790 AUPR=0.969033; Test: AUROC=0.814162, AUPR=0.842230</text:p>
      <text:p text:style-name="Standard">Train data: 1199 positives, 1199 negatives</text:p>
      <text:p text:style-name="Standard">Test data: 133 positives, 133 negatives</text:p>
      <text:p text:style-name="Standard">Fold 8, Train: AUROC=0.964980 AUPR=0.966786; Test: AUROC=0.836113, AUPR=0.869733</text:p>
      <text:p text:style-name="Standard">Train data: 1199 positives, 1199 negatives</text:p>
      <text:p text:style-name="Standard">Test data: 133 positives, 133 negatives</text:p>
      <text:p text:style-name="Standard">Fold 9, Train: AUROC=0.965357 AUPR=0.967709; Test: AUROC=0.806264, AUPR=0.849615</text:p>
      <text:p text:style-name="Standard">Train data: 1199 positives, 1199 negatives</text:p>
      <text:p text:style-name="Standard">Test data: 133 positives, 133 negatives</text:p>
      <text:p text:style-name="Standard">Fold 10, Train: AUROC=0.966955 AUPR=0.969518; Test: AUROC=0.777263, AUPR=0.833282</text:p>
      <text:p text:style-name="Standard">Repetition #3</text:p>
      <text:p text:style-name="Standard">Train data: 1198 positives, 1198 negatives</text:p>
      <text:p text:style-name="Standard">Test data: 134 positives, 134 negatives</text:p>
      <text:p text:style-name="Standard">Fold 1, Train: AUROC=0.961307 AUPR=0.962582; Test: AUROC=0.785643, AUPR=0.835073</text:p>
      <text:p text:style-name="Standard">Train data: 1199 positives, 1198 negatives</text:p>
      <text:p text:style-name="Standard">Test data: 133 positives, 134 negatives</text:p>
      <text:p text:style-name="Standard">Fold 2, Train: AUROC=0.961910 AUPR=0.964651; Test: AUROC=0.767310, AUPR=0.797209</text:p>
      <text:p text:style-name="Standard">Train data: 1199 positives, 1199 negatives</text:p>
      <text:p text:style-name="Standard">Test data: 133 positives, 133 negatives</text:p>
      <text:p text:style-name="Standard">Fold 3, Train: AUROC=0.963966 AUPR=0.964582; Test: AUROC=0.783764, AUPR=0.828199</text:p>
      <text:p text:style-name="Standard">Train data: 1199 positives, 1199 negatives</text:p>
      <text:p text:style-name="Standard">Test data: 133 positives, 133 negatives</text:p>
      <text:p text:style-name="Standard">Fold 4, Train: AUROC=0.963026 AUPR=0.963980; Test: AUROC=0.816044, AUPR=0.864319</text:p>
      <text:p text:style-name="Standard">Train data: 1199 positives, 1199 negatives</text:p>
      <text:p text:style-name="Standard">Test data: 133 positives, 133 negatives</text:p>
      <text:p text:style-name="Standard">Fold 5, Train: AUROC=0.963055 AUPR=0.964078; Test: AUROC=0.804794, AUPR=0.860448</text:p>
      <text:p text:style-name="Standard">Train data: 1199 positives, 1199 negatives</text:p>
      <text:p text:style-name="Standard">Test data: 133 positives, 133 negatives</text:p>
      <text:p text:style-name="Standard">Fold 6, Train: AUROC=0.961395 AUPR=0.962584; Test: AUROC=0.856747, AUPR=0.883589</text:p>
      <text:p text:style-name="Standard">Train data: 1199 positives, 1199 negatives</text:p>
      <text:p text:style-name="Standard">Test data: 133 positives, 133 negatives</text:p>
      <text:p text:style-name="Standard">Fold 7, Train: AUROC=0.960515 AUPR=0.962276; Test: AUROC=0.823789, AUPR=0.867686</text:p>
      <text:p text:style-name="Standard">Train data: 1198 positives, 1199 negatives</text:p>
      <text:p text:style-name="Standard">Test data: 134 positives, 133 negatives</text:p>
      <text:p text:style-name="Standard">Fold 8, Train: AUROC=0.963564 AUPR=0.964546; Test: AUROC=0.834362, AUPR=0.850130</text:p>
      <text:p text:style-name="Standard">Train data: 1199 positives, 1199 negatives</text:p>
      <text:p text:style-name="Standard">Test data: 133 positives, 133 negatives</text:p>
      <text:p text:style-name="Standard">Fold 9, Train: AUROC=0.961283 AUPR=0.962654; Test: AUROC=0.801402, AUPR=0.838258</text:p>
      <text:p text:style-name="Standard">Train data: 1199 positives, 1199 negatives</text:p>
      <text:p text:style-name="Standard">Test data: 133 positives, 133 negatives</text:p>
      <text:p text:style-name="Standard">Fold 10, Train: AUROC=0.963863 AUPR=0.965251; Test: AUROC=0.802985, AUPR=0.827966</text:p>
      <text:p text:style-name="Standard">Repetition #4</text:p>
      <text:p text:style-name="Standard">Train data: 1199 positives, 1198 negatives</text:p>
      <text:p text:style-name="Standard">Test data: 133 positives, 134 negatives</text:p>
      <text:p text:style-name="Standard">Fold 1, Train: AUROC=0.961364 AUPR=0.961694; Test: AUROC=0.806531, AUPR=0.843861</text:p>
      <text:p text:style-name="Standard"><text:soft-page-break/>Train data: 1199 positives, 1199 negatives</text:p>
      <text:p text:style-name="Standard">Test data: 133 positives, 133 negatives</text:p>
      <text:p text:style-name="Standard">Fold 2, Train: AUROC=0.963923 AUPR=0.963721; Test: AUROC=0.803098, AUPR=0.833066</text:p>
      <text:p text:style-name="Standard">Train data: 1198 positives, 1199 negatives</text:p>
      <text:p text:style-name="Standard">Test data: 134 positives, 133 negatives</text:p>
      <text:p text:style-name="Standard">Fold 3, Train: AUROC=0.961233 AUPR=0.961763; Test: AUROC=0.818483, AUPR=0.855977</text:p>
      <text:p text:style-name="Standard">Train data: 1199 positives, 1199 negatives</text:p>
      <text:p text:style-name="Standard">Test data: 133 positives, 133 negatives</text:p>
      <text:p text:style-name="Standard">Fold 4, Train: AUROC=0.965527 AUPR=0.966240; Test: AUROC=0.797332, AUPR=0.822247</text:p>
      <text:p text:style-name="Standard">Train data: 1199 positives, 1198 negatives</text:p>
      <text:p text:style-name="Standard">Test data: 133 positives, 134 negatives</text:p>
      <text:p text:style-name="Standard">Fold 5, Train: AUROC=0.963505 AUPR=0.963973; Test: AUROC=0.843284, AUPR=0.865188</text:p>
      <text:p text:style-name="Standard">Train data: 1199 positives, 1199 negatives</text:p>
      <text:p text:style-name="Standard">Test data: 133 positives, 133 negatives</text:p>
      <text:p text:style-name="Standard">Fold 6, Train: AUROC=0.961698 AUPR=0.962958; Test: AUROC=0.804285, AUPR=0.839922</text:p>
      <text:p text:style-name="Standard">Train data: 1198 positives, 1199 negatives</text:p>
      <text:p text:style-name="Standard">Test data: 134 positives, 133 negatives</text:p>
      <text:p text:style-name="Standard">Fold 7, Train: AUROC=0.964117 AUPR=0.963554; Test: AUROC=0.813321, AUPR=0.861469</text:p>
      <text:p text:style-name="Standard">Train data: 1199 positives, 1199 negatives</text:p>
      <text:p text:style-name="Standard">Test data: 133 positives, 133 negatives</text:p>
      <text:p text:style-name="Standard">Fold 8, Train: AUROC=0.960616 AUPR=0.959600; Test: AUROC=0.823506, AUPR=0.866836</text:p>
      <text:p text:style-name="Standard">Train data: 1199 positives, 1199 negatives</text:p>
      <text:p text:style-name="Standard">Test data: 133 positives, 133 negatives</text:p>
      <text:p text:style-name="Standard">Fold 9, Train: AUROC=0.964620 AUPR=0.964375; Test: AUROC=0.810334, AUPR=0.843340</text:p>
      <text:p text:style-name="Standard">Train data: 1199 positives, 1199 negatives</text:p>
      <text:p text:style-name="Standard">Test data: 133 positives, 133 negatives</text:p>
      <text:p text:style-name="Standard">Fold 10, Train: AUROC=0.963175 AUPR=0.964496; Test: AUROC=0.815874, AUPR=0.851541</text:p>
      <text:p text:style-name="Standard">Repetition #5</text:p>
      <text:p text:style-name="Standard">Train data: 1199 positives, 1198 negatives</text:p>
      <text:p text:style-name="Standard">Test data: 133 positives, 134 negatives</text:p>
      <text:p text:style-name="Standard">Fold 1, Train: AUROC=0.969613 AUPR=0.970689; Test: AUROC=0.787117, AUPR=0.832255</text:p>
      <text:p text:style-name="Standard">Train data: 1199 positives, 1199 negatives</text:p>
      <text:p text:style-name="Standard">Test data: 133 positives, 133 negatives</text:p>
      <text:p text:style-name="Standard">Fold 2, Train: AUROC=0.967154 AUPR=0.969906; Test: AUROC=0.772514, AUPR=0.820482</text:p>
      <text:p text:style-name="Standard">Train data: 1199 positives, 1199 negatives</text:p>
      <text:p text:style-name="Standard">Test data: 133 positives, 133 negatives</text:p>
      <text:p text:style-name="Standard">Fold 3, Train: AUROC=0.967124 AUPR=0.968630; Test: AUROC=0.855786, AUPR=0.881276</text:p>
      <text:p text:style-name="Standard">Train data: 1199 positives, 1198 negatives</text:p>
      <text:p text:style-name="Standard">Test data: 133 positives, 134 negatives</text:p>
      <text:p text:style-name="Standard">Fold 4, Train: AUROC=0.965840 AUPR=0.967333; Test: AUROC=0.831893, AUPR=0.874297</text:p>
      <text:p text:style-name="Standard">Train data: 1198 positives, 1199 negatives</text:p>
      <text:p text:style-name="Standard">Test data: 134 positives, 133 negatives</text:p>
      <text:p text:style-name="Standard">Fold 5, Train: AUROC=0.965369 AUPR=0.967933; Test: AUROC=0.845977, AUPR=0.876052</text:p>
      <text:p text:style-name="Standard">Train data: 1199 positives, 1199 negatives</text:p>
      <text:p text:style-name="Standard">Test data: 133 positives, 133 negatives</text:p>
      <text:p text:style-name="Standard">Fold 6, Train: AUROC=0.968229 AUPR=0.969800; Test: AUROC=0.797558, AUPR=0.837946</text:p>
      <text:p text:style-name="Standard">Train data: 1199 positives, 1199 negatives</text:p>
      <text:p text:style-name="Standard">Test data: 133 positives, 133 negatives</text:p>
      <text:p text:style-name="Standard">Fold 7, Train: AUROC=0.965737 AUPR=0.967613; Test: AUROC=0.845836, AUPR=0.873049</text:p>
      <text:p text:style-name="Standard"><text:soft-page-break/>Train data: 1198 positives, 1199 negatives</text:p>
      <text:p text:style-name="Standard">Test data: 134 positives, 133 negatives</text:p>
      <text:p text:style-name="Standard">Fold 8, Train: AUROC=0.965219 AUPR=0.967864; Test: AUROC=0.812255, AUPR=0.854835</text:p>
      <text:p text:style-name="Standard">Train data: 1199 positives, 1199 negatives</text:p>
      <text:p text:style-name="Standard">Test data: 133 positives, 133 negatives</text:p>
      <text:p text:style-name="Standard">Fold 9, Train: AUROC=0.967608 AUPR=0.969538; Test: AUROC=0.774719, AUPR=0.822182</text:p>
      <text:p text:style-name="Standard">Train data: 1199 positives, 1199 negatives</text:p>
      <text:p text:style-name="Standard">Test data: 133 positives, 133 negatives</text:p>
      <text:p text:style-name="Standard">Fold 10, Train: AUROC=0.968318 AUPR=0.969383; Test: AUROC=0.772231, AUPR=0.827511</text:p>
      <text:p text:style-name="Standard">Repetition #1: AUROC=0.815622, AUPR=0.850379</text:p>
      <text:p text:style-name="Standard">Repetition #2: AUROC=0.815890, AUPR=0.853209</text:p>
      <text:p text:style-name="Standard">Repetition #3: AUROC=0.807684, AUPR=0.845288</text:p>
      <text:p text:style-name="Standard">Repetition #4: AUROC=0.813605, AUPR=0.848345</text:p>
      <text:p text:style-name="Standard">Repetition #5: AUROC=0.809589, AUPR=0.849989</text:p>
      <text:p text:style-name="Standard">Mean: AUROC=0.812478, AUPR=0.849442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0-12T10:54:19.703629644</meta:creation-date>
    <dc:date>2023-10-12T10:56:01.112985732</dc:date>
    <meta:editing-duration>PT1M41S</meta:editing-duration>
    <meta:editing-cycles>1</meta:editing-cycles>
    <meta:document-statistic meta:table-count="0" meta:image-count="0" meta:object-count="0" meta:page-count="4" meta:paragraph-count="162" meta:word-count="1035" meta:character-count="8388" meta:non-whitespace-character-count="7515"/>
    <meta:generator>LibreOffice/6.4.7.2$Linux_X86_64 LibreOffice_project/40$Build-2</meta:generator>
  </office:meta>
</office:document-meta>
</file>